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33ae539" officeooo:paragraph-rsid="032cb762" style:font-size-asian="12pt" style:font-weight-asian="normal" style:font-name-complex="Calibri2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879a29" style:font-size-asian="12pt" style:font-weight-asian="normal" style:font-name-complex="Calibri2" style:font-size-complex="1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2b784a8" officeooo:paragraph-rsid="025b8b33" style:font-size-asian="7pt" style:font-weight-asian="normal" style:font-name-complex="Calibri2" style:font-size-complex="8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2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2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2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2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2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2c94eb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310ef92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6ce204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9162b3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b472e1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c5e8ff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85b43c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84758a" style:font-size-asian="12pt" style:font-weight-asian="normal" style:font-name-complex="Calibri2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9175b7" style:font-size-asian="12pt" style:font-weight-asian="normal" style:font-name-complex="Calibri2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9a6014" style:font-size-asian="12pt" style:font-weight-asian="normal" style:font-name-complex="Calibri2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b472e1" style:font-size-asian="12pt" style:font-weight-asian="normal" style:font-name-complex="Calibri2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c5e8ff" style:font-size-asian="12pt" style:font-weight-asian="normal" style:font-name-complex="Calibri2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101f9" style:font-size-asian="12pt" style:font-weight-asian="normal" style:font-name-complex="Calibri2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9175b7" style:font-size-asian="12pt" style:font-weight-asian="normal" style:font-name-complex="Calibri2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9a6014" style:font-size-asian="12pt" style:font-weight-asian="normal" style:font-name-complex="Calibri2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bcff63" style:font-size-asian="12pt" style:font-weight-asian="normal" style:font-name-complex="Calibri2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c0345d" style:font-size-asian="12pt" style:font-weight-asian="normal" style:font-name-complex="Calibri2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c792ed" style:font-size-asian="12pt" style:font-weight-asian="normal" style:font-name-complex="Calibri2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101f9" officeooo:paragraph-rsid="03d101f9" style:font-size-asian="12pt" style:font-weight-asian="normal" style:font-name-complex="Calibri2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ce204" officeooo:paragraph-rsid="039162b3" style:font-size-asian="12pt" style:font-weight-asian="normal" style:font-name-complex="Calibri2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15f8a" officeooo:paragraph-rsid="03d15f8a" style:font-size-asian="12pt" style:font-weight-asian="normal" style:font-name-complex="Calibri2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bcff63" officeooo:paragraph-rsid="03c0dd14" style:font-size-asian="12pt" style:font-weight-asian="normal" style:font-name-complex="Calibri2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bcff63" officeooo:paragraph-rsid="03bcff63" style:font-size-asian="12pt" style:font-weight-asian="normal" style:font-name-complex="Calibri2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bcff63" officeooo:paragraph-rsid="03c8eaa9" style:font-size-asian="12pt" style:font-weight-asian="normal" style:font-name-complex="Calibri2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e7a8d" officeooo:paragraph-rsid="036e7a8d" style:font-size-asian="12pt" style:font-weight-asian="normal" style:font-name-complex="Calibri2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c8eaa9" officeooo:paragraph-rsid="03c8eaa9" style:font-size-asian="12pt" style:font-weight-asian="normal" style:font-name-complex="Calibri2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2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378a584" style:font-size-asian="12pt" style:font-weight-asian="normal" style:font-name-complex="Calibri2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3b00e51" style:font-size-asian="12pt" style:font-weight-asian="normal" style:font-name-complex="Calibri2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3d8b6e6" style:font-size-asian="12pt" style:font-weight-asian="normal" style:font-name-complex="Calibri2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2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1d4aaa9" officeooo:paragraph-rsid="0309ff8c" style:font-size-asian="7pt" style:font-weight-asian="normal" style:font-name-complex="Calibri2" style:font-size-complex="8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36e7a8d" style:font-size-asian="7pt" style:font-weight-asian="normal" style:font-name-complex="Calibri2" style:font-size-complex="8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d101f9" style:font-size-asian="10pt" style:font-weight-asian="normal" style:font-name-complex="Calibri2" style:font-size-complex="10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bcff63" style:font-size-asian="10pt" style:font-weight-asian="normal" style:font-name-complex="Calibri2" style:font-size-complex="10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c0dd14" style:font-size-asian="10pt" style:font-weight-asian="normal" style:font-name-complex="Calibri2" style:font-size-complex="10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6047e" officeooo:paragraph-rsid="032cb762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879a29" style:font-size-asian="12pt" style:font-weight-asian="normal" style:font-name-complex="Calibri2" style:font-size-complex="12pt" style:font-weight-complex="normal"/>
    </style:style>
    <style:style style:name="P7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2" style:font-size-complex="10pt" style:font-weight-complex="normal"/>
    </style:style>
    <style:style style:name="P7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2" style:font-size-complex="10pt" style:font-weight-complex="normal"/>
    </style:style>
    <style:style style:name="P7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2" style:font-size-complex="10pt" style:font-weight-complex="normal"/>
    </style:style>
    <style:style style:name="P8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2" style:font-size-complex="10pt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2" style:font-size-complex="10pt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2" style:font-size-complex="10pt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2" style:font-size-complex="10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2" style:font-size-complex="8pt" style:font-style-complex="normal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2" style:font-size-complex="10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2" style:font-size-complex="10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2" style:font-size-complex="10pt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2" style:font-size-complex="10pt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2" style:font-size-complex="10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2" style:font-size-complex="10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2" style:font-size-complex="10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2" style:font-size-complex="10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e26d2" style:font-size-asian="10pt" style:font-weight-asian="normal" style:font-name-complex="Calibri2" style:font-size-complex="10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f4b53" style:font-size-asian="10pt" style:font-weight-asian="normal" style:font-name-complex="Calibri2" style:font-size-complex="10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2" style:font-size-complex="10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2" style:font-size-complex="10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9b358" style:font-size-asian="10pt" style:font-weight-asian="normal" style:font-name-complex="Calibri2" style:font-size-complex="10pt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9175b7" style:font-size-asian="10pt" style:font-weight-asian="normal" style:font-name-complex="Calibri2" style:font-size-complex="10pt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5e8ff" style:font-size-asian="10pt" style:font-weight-asian="normal" style:font-name-complex="Calibri2" style:font-size-complex="10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76638" style:font-size-asian="10pt" style:font-weight-asian="normal" style:font-name-complex="Calibri2" style:font-size-complex="10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2" style:font-size-complex="10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15f8a" style:font-size-asian="10pt" style:font-weight-asian="normal" style:font-name-complex="Calibri2" style:font-size-complex="10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bf4b53" style:font-size-asian="10pt" style:font-weight-asian="normal" style:font-name-complex="Calibri2" style:font-size-complex="10pt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8ee9b3" style:font-size-asian="10pt" style:font-weight-asian="normal" style:font-name-complex="Calibri2" style:font-size-complex="10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175b7" style:font-size-asian="10pt" style:font-weight-asian="normal" style:font-name-complex="Calibri2" style:font-size-complex="10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a6014" style:font-size-asian="10pt" style:font-weight-asian="normal" style:font-name-complex="Calibri2" style:font-size-complex="10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b472e1" style:font-size-asian="10pt" style:font-weight-asian="normal" style:font-name-complex="Calibri2" style:font-size-complex="10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c5e8ff" style:font-size-asian="10pt" style:font-weight-asian="normal" style:font-name-complex="Calibri2" style:font-size-complex="10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9bafd6" style:font-size-asian="10pt" style:font-weight-asian="normal" style:font-name-complex="Calibri2" style:font-size-complex="10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ac2c68" style:font-size-asian="10pt" style:font-weight-asian="normal" style:font-name-complex="Calibri2" style:font-size-complex="10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c5e8ff" style:font-size-asian="10pt" style:font-weight-asian="normal" style:font-name-complex="Calibri2" style:font-size-complex="10pt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9a6014" style:font-size-asian="10pt" style:font-weight-asian="normal" style:font-name-complex="Calibri2" style:font-size-complex="10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ac2c68" style:font-size-asian="10pt" style:font-weight-asian="normal" style:font-name-complex="Calibri2" style:font-size-complex="10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9f4be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ac2c6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c5e8ff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b62342" officeooo:paragraph-rsid="03c7663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12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2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36091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c2c68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b62342"/>
    </style:style>
    <style:style style:name="P12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bbe3d5"/>
    </style:style>
    <style:style style:name="P12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c5e8ff"/>
    </style:style>
    <style:style style:name="P12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c76638"/>
    </style:style>
    <style:style style:name="P13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3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weight="normal" officeooo:rsid="030d8d76" officeooo:paragraph-rsid="0322994c" style:font-size-asian="7pt" style:font-weight-asian="normal" style:font-name-complex="Calibri2" style:font-size-complex="8pt" style:font-weight-complex="normal"/>
    </style:style>
    <style:style style:name="P13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133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2" style:font-size-complex="10pt" style:font-weight-complex="normal"/>
    </style:style>
    <style:style style:name="P13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13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13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3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138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13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4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4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6" style:family="paragraph">
      <loext:graphic-properties draw:fill="none" draw:fill-color="#ffffff"/>
    </style:style>
    <style:style style:name="P157" style:family="paragraph">
      <style:paragraph-properties fo:margin-left="0.4cm" fo:margin-right="0.3cm" fo:text-align="justify" fo:text-indent="0cm"/>
    </style:style>
    <style:style style:name="P158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59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2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2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13c0135" style:font-weight-asian="normal" style:font-weight-complex="normal"/>
    </style:style>
    <style:style style:name="T37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28d1722" style:font-style-asian="normal" style:font-style-complex="normal"/>
    </style:style>
    <style:style style:name="T40" style:family="text">
      <style:text-properties fo:font-style="normal" officeooo:rsid="02a51747" style:font-style-asian="normal" style:font-style-complex="normal"/>
    </style:style>
    <style:style style:name="T41" style:family="text">
      <style:text-properties fo:font-style="normal" officeooo:rsid="02a84713" style:font-style-asian="normal" style:font-style-complex="normal"/>
    </style:style>
    <style:style style:name="T42" style:family="text">
      <style:text-properties fo:font-style="normal" officeooo:rsid="02aa9837" style:font-style-asian="normal" style:font-style-complex="normal"/>
    </style:style>
    <style:style style:name="T43" style:family="text">
      <style:text-properties fo:font-style="normal" officeooo:rsid="02add7b2" style:font-style-asian="normal" style:font-style-complex="normal"/>
    </style:style>
    <style:style style:name="T44" style:family="text">
      <style:text-properties fo:font-style="normal" officeooo:rsid="02b0da69" style:font-style-asian="normal" style:font-style-complex="normal"/>
    </style:style>
    <style:style style:name="T45" style:family="text">
      <style:text-properties fo:font-style="normal" officeooo:rsid="028e042d" style:font-style-asian="normal" style:font-style-complex="normal"/>
    </style:style>
    <style:style style:name="T46" style:family="text">
      <style:text-properties fo:font-style="normal" officeooo:rsid="02ab4c9e" style:font-style-asian="normal" style:font-style-complex="normal"/>
    </style:style>
    <style:style style:name="T47" style:family="text">
      <style:text-properties fo:font-style="normal" officeooo:rsid="033a86ef" style:font-style-asian="normal" style:font-style-complex="normal"/>
    </style:style>
    <style:style style:name="T48" style:family="text">
      <style:text-properties fo:font-style="normal" officeooo:rsid="033ae539" style:font-style-asian="normal" style:font-style-complex="normal"/>
    </style:style>
    <style:style style:name="T49" style:family="text">
      <style:text-properties fo:font-style="normal" officeooo:rsid="0343af68" style:font-style-asian="normal" style:font-style-complex="normal"/>
    </style:style>
    <style:style style:name="T50" style:family="text">
      <style:text-properties fo:font-style="normal" officeooo:rsid="0389b358" style:font-style-asian="normal" style:font-style-complex="normal"/>
    </style:style>
    <style:style style:name="T51" style:family="text">
      <style:text-properties fo:font-style="normal" officeooo:rsid="03891bb4" style:font-style-asian="normal" style:font-style-complex="normal"/>
    </style:style>
    <style:style style:name="T52" style:family="text">
      <style:text-properties fo:font-style="normal" officeooo:rsid="038aedbc" style:font-style-asian="normal" style:font-style-complex="normal"/>
    </style:style>
    <style:style style:name="T53" style:family="text">
      <style:text-properties fo:font-style="normal" officeooo:rsid="038c35c2" style:font-style-asian="normal" style:font-style-complex="normal"/>
    </style:style>
    <style:style style:name="T54" style:family="text">
      <style:text-properties fo:font-style="normal" officeooo:rsid="03212eb8" style:font-style-asian="normal" style:font-style-complex="normal"/>
    </style:style>
    <style:style style:name="T55" style:family="text">
      <style:text-properties fo:font-style="normal" officeooo:rsid="033e21bb" style:font-style-asian="normal" style:font-style-complex="normal"/>
    </style:style>
    <style:style style:name="T56" style:family="text">
      <style:text-properties fo:font-style="normal" officeooo:rsid="03485dc9" style:font-style-asian="normal" style:font-style-complex="normal"/>
    </style:style>
    <style:style style:name="T57" style:family="text">
      <style:text-properties fo:font-style="normal" officeooo:rsid="038ee9b3" style:font-style-asian="normal" style:font-style-complex="normal"/>
    </style:style>
    <style:style style:name="T58" style:family="text">
      <style:text-properties fo:font-style="normal" officeooo:rsid="039175b7" style:font-style-asian="normal" style:font-style-complex="normal"/>
    </style:style>
    <style:style style:name="T59" style:family="text">
      <style:text-properties fo:font-style="normal" officeooo:rsid="039302da" style:font-style-asian="normal" style:font-style-complex="normal"/>
    </style:style>
    <style:style style:name="T60" style:family="text">
      <style:text-properties fo:font-style="normal" officeooo:rsid="03941d87" style:font-style-asian="normal" style:font-style-complex="normal"/>
    </style:style>
    <style:style style:name="T61" style:family="text">
      <style:text-properties fo:font-style="normal" officeooo:rsid="03ac2c68" style:font-style-asian="normal" style:font-style-complex="normal"/>
    </style:style>
    <style:style style:name="T62" style:family="text">
      <style:text-properties fo:font-style="normal" officeooo:rsid="03c5e8ff" style:font-style-asian="normal" style:font-style-complex="normal"/>
    </style:style>
    <style:style style:name="T63" style:family="text">
      <style:text-properties fo:font-style="normal" officeooo:rsid="03c76638" style:font-style-asian="normal" style:font-style-complex="normal"/>
    </style:style>
    <style:style style:name="T64" style:family="text">
      <style:text-properties officeooo:rsid="027c7f6f"/>
    </style:style>
    <style:style style:name="T65" style:family="text">
      <style:text-properties officeooo:rsid="028d1722"/>
    </style:style>
    <style:style style:name="T66" style:family="text">
      <style:text-properties fo:font-size="8pt" officeooo:rsid="028d1722" style:font-size-asian="8pt" style:font-size-complex="8pt"/>
    </style:style>
    <style:style style:name="T67" style:family="text">
      <style:text-properties fo:font-size="8pt" officeooo:rsid="039f4be8" style:font-size-asian="8pt" style:font-size-complex="8pt"/>
    </style:style>
    <style:style style:name="T68" style:family="text">
      <style:text-properties fo:font-size="8pt" officeooo:rsid="039a6014" style:font-size-asian="8pt" style:font-size-complex="8pt"/>
    </style:style>
    <style:style style:name="T69" style:family="text">
      <style:text-properties fo:font-size="8pt" officeooo:rsid="03ac2c68" style:font-size-asian="8pt" style:font-size-complex="8pt"/>
    </style:style>
    <style:style style:name="T70" style:family="text">
      <style:text-properties fo:font-size="8pt" officeooo:rsid="03c76638" style:font-size-asian="8pt" style:font-size-complex="8pt"/>
    </style:style>
    <style:style style:name="T71" style:family="text">
      <style:text-properties fo:font-size="8pt" fo:font-style="normal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80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389b358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38aedbc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3485dc9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38ee9b3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39175b7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39302da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3941d87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a36091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a51976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9f4be8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3c5e8ff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c76638" style:font-size-asian="8pt" style:font-style-asian="normal" style:font-size-complex="8pt" style:font-style-complex="normal"/>
    </style:style>
    <style:style style:name="T99" style:family="text">
      <style:text-properties fo:font-size="8pt" fo:language="gl" fo:country="ES" fo:font-style="normal" officeooo:rsid="03485dc9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0" style:family="text">
      <style:text-properties fo:font-size="8pt" fo:language="gl" fo:country="ES" fo:font-style="normal" officeooo:rsid="0348b263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1" style:family="text">
      <style:text-properties fo:font-size="8pt" fo:language="gl" fo:country="ES" fo:font-style="normal" officeooo:rsid="03a26c6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2" style:family="text">
      <style:text-properties fo:font-size="8pt" fo:language="gl" fo:country="ES" fo:font-style="normal" officeooo:rsid="03891bb4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3" style:family="text">
      <style:text-properties fo:font-size="8pt" fo:language="gl" fo:country="ES" fo:font-style="normal" officeooo:rsid="0389b35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4" style:family="text">
      <style:text-properties fo:font-size="8pt" fo:language="gl" fo:country="ES" fo:font-style="normal" officeooo:rsid="03b6234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5" style:family="text">
      <style:text-properties fo:font-size="8pt" fo:language="gl" fo:country="ES" fo:font-style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6" style:family="text">
      <style:text-properties fo:font-size="8pt" fo:language="gl" fo:country="ES" fo:font-style="normal" officeooo:rsid="03b85a6f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7" style:family="text">
      <style:text-properties fo:font-size="8pt" fo:language="gl" fo:country="ES" fo:font-style="normal" officeooo:rsid="03bbe3d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8" style:family="text">
      <style:text-properties fo:font-size="8pt" fo:language="gl" fo:country="ES" fo:font-style="normal" officeooo:rsid="03a36091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9" style:family="text">
      <style:text-properties fo:font-size="8pt" fo:language="gl" fo:country="ES" fo:font-style="normal" officeooo:rsid="03a51976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10" style:family="text">
      <style:text-properties fo:font-size="8pt" fo:language="gl" fo:country="ES" fo:font-style="normal" officeooo:rsid="039a6014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11" style:family="text">
      <style:text-properties fo:font-size="8pt" fo:language="gl" fo:country="ES" fo:font-style="normal" officeooo:rsid="03c7663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12" style:family="text">
      <style:text-properties officeooo:rsid="02b01885"/>
    </style:style>
    <style:style style:name="T113" style:family="text">
      <style:text-properties fo:font-variant="normal" fo:text-transform="none" fo:letter-spacing="normal" fo:font-style="normal"/>
    </style:style>
    <style:style style:name="T114" style:family="text">
      <style:text-properties fo:font-variant="normal" fo:text-transform="none" fo:letter-spacing="normal" fo:font-style="normal" officeooo:rsid="03505e21"/>
    </style:style>
    <style:style style:name="T115" style:family="text">
      <style:text-properties officeooo:rsid="02fac58b"/>
    </style:style>
    <style:style style:name="T116" style:family="text">
      <style:text-properties officeooo:rsid="02fbe9c9"/>
    </style:style>
    <style:style style:name="T117" style:family="text">
      <style:text-properties officeooo:rsid="027d5781" style:font-size-asian="10.5pt"/>
    </style:style>
    <style:style style:name="T118" style:family="text">
      <style:text-properties officeooo:rsid="02fdedd4" style:font-size-asian="10.5pt"/>
    </style:style>
    <style:style style:name="T119" style:family="text">
      <style:text-properties officeooo:rsid="02d8955e"/>
    </style:style>
    <style:style style:name="T120" style:family="text">
      <style:text-properties officeooo:rsid="02fdedd4"/>
    </style:style>
    <style:style style:name="T121" style:family="text">
      <style:text-properties officeooo:rsid="02bea79e"/>
    </style:style>
    <style:style style:name="T122" style:family="text">
      <style:text-properties officeooo:rsid="02ffe75d"/>
    </style:style>
    <style:style style:name="T123" style:family="text">
      <style:text-properties officeooo:rsid="01d4aaa9"/>
    </style:style>
    <style:style style:name="T124" style:family="text">
      <style:text-properties officeooo:rsid="0310ef92"/>
    </style:style>
    <style:style style:name="T125" style:family="text">
      <style:text-properties officeooo:rsid="0312cb27"/>
    </style:style>
    <style:style style:name="T126" style:family="text">
      <style:text-properties officeooo:rsid="0326dee8"/>
    </style:style>
    <style:style style:name="T127" style:family="text">
      <style:text-properties officeooo:rsid="0327d576"/>
    </style:style>
    <style:style style:name="T128" style:family="text">
      <style:text-properties officeooo:rsid="032d62e9"/>
    </style:style>
    <style:style style:name="T129" style:family="text">
      <style:text-properties style:font-name="Liberation Sans" fo:font-size="12pt" style:font-size-asian="12pt" style:font-size-complex="12pt"/>
    </style:style>
    <style:style style:name="T130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1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2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3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4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5" style:family="text">
      <style:text-properties fo:font-size="10pt" fo:language="gl" fo:country="ES" fo:font-style="normal" officeooo:rsid="0388a5f6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6" style:family="text">
      <style:text-properties fo:font-size="10pt" fo:language="gl" fo:country="ES" fo:font-style="normal" officeooo:rsid="038c35c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7" style:family="text">
      <style:text-properties fo:font-size="10pt" fo:language="gl" fo:country="ES" fo:font-style="normal" officeooo:rsid="039a6014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8" style:family="text">
      <style:text-properties fo:font-size="10pt" fo:language="gl" fo:country="ES" fo:font-style="normal" officeooo:rsid="03aa499d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9" style:family="text">
      <style:text-properties fo:font-size="10pt" fo:language="gl" fo:country="ES" fo:font-style="normal" officeooo:rsid="03ac2c6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0" style:family="text">
      <style:text-properties fo:font-size="10pt" fo:language="gl" fo:country="ES" fo:font-style="normal" officeooo:rsid="03b6234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1" style:family="text">
      <style:text-properties fo:font-size="10pt" fo:language="gl" fo:country="ES" fo:font-style="normal" officeooo:rsid="02ab4c9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2" style:family="text">
      <style:text-properties fo:font-size="10pt" fo:language="gl" fo:country="ES" fo:font-style="normal" officeooo:rsid="0389b35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3" style:family="text">
      <style:text-properties fo:font-size="10pt" fo:language="gl" fo:country="ES" fo:font-style="normal" officeooo:rsid="03d3739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4" style:family="text">
      <style:text-properties fo:font-size="10pt" fo:language="gl" fo:country="ES" fo:font-style="normal" officeooo:rsid="03bbe3d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5" style:family="text">
      <style:text-properties officeooo:rsid="0342b575"/>
    </style:style>
    <style:style style:name="T146" style:family="text">
      <style:text-properties fo:language="gl" fo:country="ES" fo:font-style="normal" officeooo:rsid="03212eb8" style:font-style-asian="normal" style:font-weight-asian="normal" style:font-name-complex="Calibri2" style:font-style-complex="normal" style:font-weight-complex="normal"/>
    </style:style>
    <style:style style:name="T147" style:family="text">
      <style:text-properties fo:language="gl" fo:country="ES" fo:font-style="normal" officeooo:rsid="033e21bb" style:font-style-asian="normal" style:font-weight-asian="normal" style:font-name-complex="Calibri2" style:font-style-complex="normal" style:font-weight-complex="normal"/>
    </style:style>
    <style:style style:name="T148" style:family="text">
      <style:text-properties fo:language="gl" fo:country="ES" fo:font-style="normal" officeooo:rsid="03485dc9" style:font-style-asian="normal" style:font-weight-asian="normal" style:font-name-complex="Calibri2" style:font-style-complex="normal" style:font-weight-complex="normal"/>
    </style:style>
    <style:style style:name="T149" style:family="text">
      <style:text-properties fo:language="gl" fo:country="ES" fo:font-style="normal" officeooo:rsid="0348b263" style:font-style-asian="normal" style:font-weight-asian="normal" style:font-name-complex="Calibri2" style:font-style-complex="normal" style:font-weight-complex="normal"/>
    </style:style>
    <style:style style:name="T150" style:family="text">
      <style:text-properties officeooo:rsid="0351c183"/>
    </style:style>
    <style:style style:name="T151" style:family="text">
      <style:text-properties officeooo:rsid="03523ec9"/>
    </style:style>
    <style:style style:name="T152" style:family="text">
      <style:text-properties style:font-name="Calibri1" fo:font-style="normal" officeooo:rsid="035923c3" style:font-style-asian="normal" style:font-style-complex="normal"/>
    </style:style>
    <style:style style:name="T153" style:family="text">
      <style:text-properties style:font-name="Calibri1" fo:font-style="normal" officeooo:rsid="033ae539" style:font-style-asian="normal" style:font-style-complex="normal"/>
    </style:style>
    <style:style style:name="T154" style:family="text">
      <style:text-properties style:font-name="Calibri1" fo:font-style="normal" officeooo:rsid="02ab4c9e" style:font-style-asian="normal" style:font-style-complex="normal"/>
    </style:style>
    <style:style style:name="T155" style:family="text">
      <style:text-properties style:font-name="Calibri1" fo:font-style="normal" officeooo:rsid="0389b358" style:font-style-asian="normal" style:font-style-complex="normal"/>
    </style:style>
    <style:style style:name="T156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57" style:family="text">
      <style:text-properties style:font-name="Calibri1" fo:font-size="10pt" fo:language="gl" fo:country="ES" fo:font-style="normal" officeooo:rsid="02ab4c9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58" style:family="text">
      <style:text-properties style:font-name="Calibri1" fo:font-size="10pt" fo:language="gl" fo:country="ES" fo:font-style="normal" officeooo:rsid="0389b35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59" style:family="text">
      <style:text-properties officeooo:rsid="035e27f1"/>
    </style:style>
    <style:style style:name="T160" style:family="text">
      <style:text-properties officeooo:rsid="031f4f5d"/>
    </style:style>
    <style:style style:name="T161" style:family="text">
      <style:text-properties officeooo:rsid="035f8e44"/>
    </style:style>
    <style:style style:name="T162" style:family="text">
      <style:text-properties officeooo:rsid="03629172"/>
    </style:style>
    <style:style style:name="T163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64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165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166" style:family="text">
      <style:text-properties style:font-name="FreeMono" fo:font-size="10pt" fo:font-style="normal" officeooo:rsid="02aa9837" style:font-size-asian="10pt" style:font-style-asian="normal" style:font-size-complex="10pt" style:font-style-complex="normal"/>
    </style:style>
    <style:style style:name="T167" style:family="text">
      <style:text-properties style:font-name="FreeMono" fo:font-size="10pt" fo:font-style="normal" officeooo:rsid="02acdfe1" style:font-size-asian="10pt" style:font-style-asian="normal" style:font-size-complex="10pt" style:font-style-complex="normal"/>
    </style:style>
    <style:style style:name="T168" style:family="text">
      <style:text-properties style:font-name="FreeMono" fo:font-size="10pt" fo:font-style="normal" officeooo:rsid="038aedbc" style:font-size-asian="10pt" style:font-style-asian="normal" style:font-size-complex="10pt" style:font-style-complex="normal"/>
    </style:style>
    <style:style style:name="T169" style:family="text">
      <style:text-properties style:font-name="FreeMono" fo:font-size="10pt" fo:font-style="normal" officeooo:rsid="03891bb4" style:font-size-asian="10pt" style:font-style-asian="normal" style:font-size-complex="10pt" style:font-style-complex="normal"/>
    </style:style>
    <style:style style:name="T170" style:family="text">
      <style:text-properties style:font-name="FreeMono" fo:font-size="10pt" style:font-size-asian="10pt" style:font-size-complex="10pt"/>
    </style:style>
    <style:style style:name="T171" style:family="text">
      <style:text-properties style:font-name="FreeMono" fo:font-size="10pt" officeooo:rsid="03aeb0af" style:font-size-asian="10pt" style:font-size-complex="10pt"/>
    </style:style>
    <style:style style:name="T172" style:family="text">
      <style:text-properties style:font-name="FreeMono" fo:font-size="10pt" officeooo:rsid="03b00e51" style:font-size-asian="10pt" style:font-size-complex="10pt"/>
    </style:style>
    <style:style style:name="T173" style:family="text">
      <style:text-properties style:font-name="FreeMono" fo:font-size="10pt" officeooo:rsid="03b1ee98" style:font-size-asian="10pt" style:font-size-complex="10pt"/>
    </style:style>
    <style:style style:name="T174" style:family="text">
      <style:text-properties style:font-name="FreeMono" fo:font-size="10pt" officeooo:rsid="03d8aabf" style:font-size-asian="10pt" style:font-size-complex="10pt"/>
    </style:style>
    <style:style style:name="T175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76" style:family="text">
      <style:text-properties style:font-name="FreeMono" fo:font-size="8pt" fo:font-style="normal" officeooo:rsid="02a84713" style:font-size-asian="8pt" style:font-style-asian="normal" style:font-size-complex="8pt" style:font-style-complex="normal"/>
    </style:style>
    <style:style style:name="T177" style:family="text">
      <style:text-properties style:font-name="FreeMono" fo:font-size="8pt" fo:font-style="normal" officeooo:rsid="02aa3c26" style:font-size-asian="8pt" style:font-style-asian="normal" style:font-size-complex="8pt" style:font-style-complex="normal"/>
    </style:style>
    <style:style style:name="T178" style:family="text">
      <style:text-properties style:font-name="FreeMono" fo:font-size="8pt" fo:font-style="normal" officeooo:rsid="02acdfe1" style:font-size-asian="8pt" style:font-style-asian="normal" style:font-size-complex="8pt" style:font-style-complex="normal"/>
    </style:style>
    <style:style style:name="T179" style:family="text">
      <style:text-properties style:font-name="FreeMono" fo:font-size="8pt" fo:font-style="normal" officeooo:rsid="0314bf62" style:font-size-asian="8pt" style:font-style-asian="normal" style:font-size-complex="8pt" style:font-style-complex="normal"/>
    </style:style>
    <style:style style:name="T180" style:family="text">
      <style:text-properties style:font-name="FreeMono" fo:font-size="8pt" fo:font-style="normal" officeooo:rsid="038aedbc" style:font-size-asian="8pt" style:font-style-asian="normal" style:font-size-complex="8pt" style:font-style-complex="normal"/>
    </style:style>
    <style:style style:name="T181" style:family="text">
      <style:text-properties style:font-name="FreeMono" fo:font-size="8pt" fo:font-style="normal" officeooo:rsid="03891bb4" style:font-size-asian="8pt" style:font-style-asian="normal" style:font-size-complex="8pt" style:font-style-complex="normal"/>
    </style:style>
    <style:style style:name="T182" style:family="text">
      <style:text-properties style:font-name="FreeMono" fo:font-style="normal" officeooo:rsid="0389b358" style:font-style-asian="normal" style:font-style-complex="normal"/>
    </style:style>
    <style:style style:name="T183" style:family="text">
      <style:text-properties style:font-name="FreeMono" fo:font-style="normal" officeooo:rsid="02ab4c9e" style:font-style-asian="normal" style:font-style-complex="normal"/>
    </style:style>
    <style:style style:name="T184" style:family="text">
      <style:text-properties officeooo:rsid="0381f4f5"/>
    </style:style>
    <style:style style:name="T185" style:family="text">
      <style:text-properties officeooo:rsid="038290b2"/>
    </style:style>
    <style:style style:name="T186" style:family="text">
      <style:text-properties officeooo:rsid="0382bf84"/>
    </style:style>
    <style:style style:name="T187" style:family="text">
      <style:text-properties officeooo:rsid="0383a688"/>
    </style:style>
    <style:style style:name="T188" style:family="text">
      <style:text-properties officeooo:rsid="039162b3"/>
    </style:style>
    <style:style style:name="T189" style:family="text">
      <style:text-properties officeooo:rsid="039175b7"/>
    </style:style>
    <style:style style:name="T190" style:family="text">
      <style:text-properties officeooo:rsid="039a6014"/>
    </style:style>
    <style:style style:name="T191" style:family="text">
      <style:text-properties officeooo:rsid="039d7160"/>
    </style:style>
    <style:style style:name="T192" style:family="text">
      <style:text-properties officeooo:rsid="039f4be8"/>
    </style:style>
    <style:style style:name="T193" style:family="text">
      <style:text-properties officeooo:rsid="03a51976"/>
    </style:style>
    <style:style style:name="T194" style:family="text">
      <style:text-properties officeooo:rsid="03ac2c68"/>
    </style:style>
    <style:style style:name="T195" style:family="text">
      <style:text-properties fo:font-style="italic" fo:font-weight="bold" officeooo:rsid="03ac2c68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3c3a535" style:font-style-asian="italic" style:font-weight-asian="bold" style:font-style-complex="italic" style:font-weight-complex="bold"/>
    </style:style>
    <style:style style:name="T197" style:family="text">
      <style:text-properties officeooo:rsid="03ad4ffe"/>
    </style:style>
    <style:style style:name="T198" style:family="text">
      <style:text-properties officeooo:rsid="03aeb0af"/>
    </style:style>
    <style:style style:name="T199" style:family="text">
      <style:text-properties officeooo:rsid="03aece28"/>
    </style:style>
    <style:style style:name="T200" style:family="text">
      <style:text-properties officeooo:rsid="03aff702"/>
    </style:style>
    <style:style style:name="T201" style:family="text">
      <style:text-properties officeooo:rsid="03b00e51"/>
    </style:style>
    <style:style style:name="T202" style:family="text">
      <style:text-properties officeooo:rsid="03b472e1"/>
    </style:style>
    <style:style style:name="T203" style:family="text">
      <style:text-properties officeooo:rsid="03bcff63"/>
    </style:style>
    <style:style style:name="T204" style:family="text">
      <style:text-properties officeooo:rsid="03c0dd14"/>
    </style:style>
    <style:style style:name="T205" style:family="text">
      <style:text-properties officeooo:rsid="03c3f1df"/>
    </style:style>
    <style:style style:name="T206" style:family="text">
      <style:text-properties officeooo:rsid="03c5e8ff"/>
    </style:style>
    <style:style style:name="T207" style:family="text">
      <style:text-properties officeooo:rsid="03c76638"/>
    </style:style>
    <style:style style:name="T208" style:family="text">
      <style:text-properties officeooo:rsid="03c792ed"/>
    </style:style>
    <style:style style:name="T209" style:family="text">
      <style:text-properties officeooo:rsid="03c8eaa9"/>
    </style:style>
    <style:style style:name="T210" style:family="text">
      <style:text-properties officeooo:rsid="03d21d25"/>
    </style:style>
    <style:style style:name="T211" style:family="text">
      <style:text-properties officeooo:rsid="03d8aabf"/>
    </style:style>
    <style:style style:name="T212" style:family="text">
      <style:text-properties officeooo:rsid="03d8b6e6"/>
    </style:style>
    <style:style style:name="T213" style:family="text">
      <style:text-properties officeooo:rsid="03daeefa"/>
    </style:style>
    <style:style style:name="T214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215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184">SR</text:span> – PRÁCTICA <text:span text:style-name="T185">3</text:span><text:span text:style-name="T115"> – Servizo DHCP</text:span><text:span text:style-name="T64"> - </text:span><text:span text:style-name="T185">Directiva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 table:style-name="TableLine94855010354912">
          <table:table-cell table:style-name="IntegrantesGrupo.A5" table:number-rows-spanned="3" office:value-type="string">
            <text:p text:style-name="P3"><draw:custom-shape text:anchor-type="paragraph" draw:z-index="5" draw:name="Forma1" draw:style-name="gr3" draw:text-style-name="P159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85501035678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5"><text:s/>Responsable</text:span> <text:span text:style-name="T36">D</text:span><text:span text:style-name="T35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2"><draw:frame text:anchor-type="paragraph" draw:z-index="6" draw:name="Forma2" draw:style-name="gr2" draw:text-style-name="P158" svg:width="19.441cm" svg:height="4.451cm" svg:x="0.032cm" svg:y="9.53cm"><draw:text-box><text:p text:style-name="P157"><text:span text:style-name="T214">LIMIT</text:span><text:span text:style-name="T214">ACIÓ</text:span><text:span text:style-name="T214">N DE </text:span><text:span text:style-name="T214">RESP</text:span><text:span text:style-name="T214">ONS</text:span><text:span text:style-name="T214">ABILI</text:span><text:span text:style-name="T214">DAD</text:span><text:span text:style-name="T214">E </text:span><text:span text:style-name="T215">O </text:span><text:span text:style-name="T215">autor </text:span><text:span text:style-name="T215">do </text:span><text:span text:style-name="T215">prese</text:span><text:span text:style-name="T215">nte </text:span><text:span text:style-name="T215">docu</text:span><text:span text:style-name="T215">mento </text:span><text:span text:style-name="T215">declin</text:span><text:span text:style-name="T215">a </text:span><text:span text:style-name="T215">calqu</text:span><text:span text:style-name="T215">era </text:span><text:span text:style-name="T215">respo</text:span><text:span text:style-name="T215">nsabil</text:span><text:span text:style-name="T215">idade </text:span><text:span text:style-name="T215">asoci</text:span><text:span text:style-name="T215">ada </text:span><text:span text:style-name="T215">ao </text:span><text:span text:style-name="T215">uso </text:span><text:span text:style-name="T215">incorr</text:span><text:span text:style-name="T215">ecto </text:span><text:span text:style-name="T215">e/ou </text:span><text:span text:style-name="T215">malici</text:span><text:span text:style-name="T215">oso </text:span><text:span text:style-name="T215">que </text:span><text:span text:style-name="T215">puide</text:span><text:span text:style-name="T215">se </text:span><text:span text:style-name="T215">realiz</text:span><text:span text:style-name="T215">arse </text:span><text:span text:style-name="T215">coa </text:span><text:span text:style-name="T215">inform</text:span><text:span text:style-name="T215">ación </text:span><text:span text:style-name="T215">expos</text:span><text:span text:style-name="T215">ta no </text:span><text:span text:style-name="T215">mesm</text:span><text:span text:style-name="T215">o. Por </text:span><text:span text:style-name="T215">tanto, </text:span><text:span text:style-name="T215">non </text:span><text:span text:style-name="T215">se fai </text:span><text:span text:style-name="T215">respo</text:span><text:span text:style-name="T215">nsabl</text:span><text:span text:style-name="T215">e en </text:span><text:span text:style-name="T215">ningú</text:span><text:span text:style-name="T215">n </text:span><text:span text:style-name="T215">caso, </text:span><text:span text:style-name="T215">nin </text:span><text:span text:style-name="T215">pode </text:span><text:span text:style-name="T215">ser </text:span><text:span text:style-name="T215">consi</text:span><text:span text:style-name="T215">derad</text:span><text:span text:style-name="T215">o </text:span><text:span text:style-name="T215">legal</text:span><text:span text:style-name="T215">mente </text:span><text:span text:style-name="T215">respo</text:span><text:span text:style-name="T215">nsabl</text:span><text:span text:style-name="T215">e en </text:span><text:span text:style-name="T215">ningú</text:span><text:span text:style-name="T215">n </text:span><text:span text:style-name="T215">caso, </text:span><text:span text:style-name="T215">das </text:span><text:span text:style-name="T215">conse</text:span><text:span text:style-name="T215">cuenc</text:span><text:span text:style-name="T215">ias </text:span><text:span text:style-name="T215">que </text:span><text:span text:style-name="T215">poida</text:span><text:span text:style-name="T215">n </text:span><text:span text:style-name="T215">deriva</text:span><text:span text:style-name="T215">rse da </text:span><text:span text:style-name="T215">inform</text:span><text:span text:style-name="T215">ación </text:span><text:span text:style-name="T215">contid</text:span><text:span text:style-name="T215">a nel </text:span><text:span text:style-name="T215">ou </text:span><text:span text:style-name="T215">que </text:span><text:span text:style-name="T215">esté </text:span><text:span text:style-name="T215">enlaz</text:span><text:span text:style-name="T215">ada </text:span><text:span text:style-name="T215">dende </text:span><text:span text:style-name="T215">ou </text:span><text:span text:style-name="T215">hacia </text:span><text:span text:style-name="T215">el, </text:span><text:span text:style-name="T215">incluí</text:span><text:span text:style-name="T215">ndo </text:span><text:span text:style-name="T215">os </text:span><text:span text:style-name="T215">posibl</text:span><text:span text:style-name="T215">es </text:span><text:span text:style-name="T215">erros </text:span><text:span text:style-name="T215">e </text:span><text:span text:style-name="T215">inform</text:span><text:span text:style-name="T215">ación </text:span><text:span text:style-name="T215">incorr</text:span><text:span text:style-name="T215">ecta </text:span><text:span text:style-name="T215">existe</text:span><text:span text:style-name="T215">ntes, </text:span><text:span text:style-name="T215">inform</text:span><text:span text:style-name="T215">ación </text:span><text:span text:style-name="T215">difam</text:span><text:span text:style-name="T215">atoria, </text:span><text:span text:style-name="T215">así </text:span><text:span text:style-name="T215">como </text:span><text:span text:style-name="T215">das </text:span><text:span text:style-name="T215">conse</text:span><text:span text:style-name="T215">cuenc</text:span><text:span text:style-name="T215">ias </text:span><text:span text:style-name="T215">que </text:span><text:span text:style-name="T215">se </text:span><text:span text:style-name="T215">poida</text:span><text:span text:style-name="T215">n </text:span><text:span text:style-name="T215">deriva</text:span><text:span text:style-name="T215">r </text:span><text:span text:style-name="T215">sobre </text:span><text:span text:style-name="T215">a súa </text:span><text:span text:style-name="T215">aplica</text:span><text:span text:style-name="T215">ción </text:span><text:span text:style-name="T215">en </text:span><text:span text:style-name="T215">sistem</text:span><text:span text:style-name="T215">as de </text:span><text:span text:style-name="T215">inform</text:span><text:span text:style-name="T215">ación </text:span><text:span text:style-name="T215">reais </text:span><text:span text:style-name="T215">e/ou </text:span><text:span text:style-name="T215">virtuai</text:span><text:span text:style-name="T215">s. </text:span><text:span text:style-name="T215">Este </text:span><text:span text:style-name="T215">docu</text:span><text:span text:style-name="T215">mento </text:span><text:span text:style-name="T215">foi </text:span><text:span text:style-name="T215">xerad</text:span><text:span text:style-name="T215">o para </text:span><text:span text:style-name="T215">uso </text:span><text:span text:style-name="T215">didáct</text:span><text:span text:style-name="T215">ico e </text:span><text:span text:style-name="T215">debe </text:span><text:span text:style-name="T215">ser </text:span><text:span text:style-name="T215">empre</text:span><text:span text:style-name="T215">gado </text:span><text:span text:style-name="T215">en </text:span><text:span text:style-name="T215">contor</text:span><text:span text:style-name="T215">nas </text:span><text:span text:style-name="T215">privad</text:span><text:span text:style-name="T215">as e </text:span><text:span text:style-name="T215">virtuai</text:span><text:span text:style-name="T215">s </text:span><text:span text:style-name="T215">contro</text:span><text:span text:style-name="T215">ladas </text:span><text:span text:style-name="T215">co </text:span><text:span text:style-name="T215">permi</text:span><text:span text:style-name="T215">so </text:span><text:span text:style-name="T215">corres</text:span><text:span text:style-name="T215">ponde</text:span><text:span text:style-name="T215">nte do </text:span><text:span text:style-name="T215">admin</text:span><text:span text:style-name="T215">istrad</text:span><text:span text:style-name="T215">or </text:span><text:span text:style-name="T215">desas </text:span><text:span text:style-name="T215">contor</text:span><text:span text:style-name="T215">nas.</text:span></text:p></draw:text-box></draw:frame><draw:frame draw:style-name="fr1" draw:name="Imagen1" text:anchor-type="char" svg:x="0cm" svg:y="0.079cm" svg:width="19.507cm" svg:height="9.424cm" draw:z-index="12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6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5">Práctica: <text:span text:style-name="T127">Servizo DHCP - </text:span><text:span text:style-name="T187">Directivas</text:span></text:p>
          </table:table-cell>
        </table:table-row>
        <table:table-row table:style-name="Procedemento.2">
          <table:table-cell table:style-name="Procedemento.A2" office:value-type="string">
            <text:p text:style-name="P13"/>
            <text:list xml:id="list1026296529" text:style-name="L1">
              <text:list-item>
                <text:p text:style-name="P139">Portátil </text:p>
              </text:list-item>
              <text:list-item>
                <text:p text:style-name="P140">Regleta</text:p>
              </text:list-item>
              <text:list-item>
                <text:p text:style-name="P141">Switch 5-Port Gigabit </text:p>
              </text:list-item>
              <text:list-item>
                <text:p text:style-name="P142"><text:span text:style-name="T117">U</text:span><text:span text:style-name="T118">SB Live amd64 Kali </text:span></text:p>
              </text:list-item>
              <text:list-item>
                <text:p text:style-name="P144"><text:span text:style-name="T119">Host</text:span><text:span text:style-name="T116">s alumnado</text:span></text:p>
              </text:list-item>
              <text:list-item>
                <text:p text:style-name="P145">Cableado de rede, <text:span text:style-name="T151">conectores RJ-45</text:span> <text:span text:style-name="T150">e tester</text:span></text:p>
              </text:list-item>
              <text:list-item>
                <text:p text:style-name="P146">[<text:span text:style-name="T128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47"><text:span text:style-name="T22">[</text:span><text:span text:style-name="T24">2</text:span><text:span text:style-name="T23">] </text:span><text:a xlink:type="simple" xlink:href="https://debian-handbook.info/browse/es-ES/stable/sect.dhcp.html" text:style-name="Internet_20_link" text:visited-style-name="Visited_20_Internet_20_Link"><text:span text:style-name="T129">Debian Handbook - DHCP Server</text:span></text:a></text:p>
              </text:list-item>
              <text:list-item>
                <text:p text:style-name="P148"><text:span text:style-name="T23">[</text:span><text:span text:style-name="T24">3</text:span><text:span text:style-name="T21">] </text:span><text:a xlink:type="simple" xlink:href="https://www.fpgenred.es/DHCP/" text:style-name="Internet_20_link" text:visited-style-name="Visited_20_Internet_20_Link"><text:span text:style-name="T129">Titorial DHCP</text:span></text:a></text:p>
              </text:list-item>
              <text:list-item>
                <text:p text:style-name="P143"><text:span text:style-name="T159">[</text:span><text:span text:style-name="T162">4</text:span><text:span text:style-name="T159">] </text:span><text:a xlink:type="simple" xlink:href="https://raw.githubusercontent.com/ricardofc/repoEDU-CCbySA/main/SR/Taller-SR-Practica-1.pdf" text:style-name="Internet_20_link" text:visited-style-name="Visited_20_Internet_20_Link"><text:span text:style-name="T159">Práctica 1</text:span></text:a><text:span text:style-name="T159"> </text:span></text:p>
              </text:list-item>
            </text:list>
            <text:p text:style-name="P14"/>
          </table:table-cell>
          <table:table-cell table:style-name="Procedemento.A2" office:value-type="string">
            <text:list xml:id="list1378679273" text:style-name="L2">
              <text:list-item>
                <text:p text:style-name="P149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59">Práctica 1</text:span></text:a><text:span text:style-name="T160"> [</text:span><text:span text:style-name="T162">4</text:span><text:span text:style-name="T160">]</text:span></text:p>
              </text:list-item>
              <text:list-item>
                <text:p text:style-name="P149">Portátil: </text:p>
                <text:list>
                  <text:list-item>
                    <text:p text:style-name="P152"><text:span text:style-name="T121">A</text:span><text:span text:style-name="T120">rrancar co USB Live amd64 Kali</text:span></text:p>
                  </text:list-item>
                  <text:list-item>
                    <text:p text:style-name="P153">Instalar e configurar o servidor DHCP:</text:p>
                    <text:p text:style-name="P153">isc-dhcp-server</text:p>
                  </text:list-item>
                </text:list>
              </text:list-item>
              <text:list-item>
                <text:p text:style-name="P150">Conectar portátil e hosts <text:span text:style-name="T126">do</text:span> alumnado ao switch. </text:p>
              </text:list-item>
              <text:list-item>
                <text:p text:style-name="P150">Configurar a rede según o escenario.</text:p>
              </text:list-item>
              <text:list-item>
                <text:p text:style-name="P150">Hosts alumnado: <text:s/></text:p>
                <text:list>
                  <text:list-item>
                    <text:p text:style-name="P155">C<text:span text:style-name="T122">rear máquinas virtuais coa rede en modo “bridge” </text:span><text:span text:style-name="T126">e especificacións según escenario. </text:span></text:p>
                  </text:list-item>
                  <text:list-item>
                    <text:p text:style-name="P154">Arrancar máquina virtual.</text:p>
                  </text:list-item>
                  <text:list-item>
                    <text:p text:style-name="P154">Cliente DHCP: <text:span text:style-name="T122">Recibir a configuración de rede concedida polo servidor DHCP -</text:span>punto (<text:span text:style-name="T213">5</text:span>)-</text:p>
                  </text:list-item>
                </text:list>
              </text:list-item>
              <text:list-item>
                <text:p text:style-name="P151">Portátil: <text:span text:style-name="T186">Modificar configuración (directivas) do servidor DHCP.</text:span></text:p>
              </text:list-item>
            </text:list>
          </table:table-cell>
        </table:table-row>
      </table:table>
      <text:p text:style-name="P17"/>
      <text:p text:style-name="P18">Procedemento:<text:span text:style-name="T37"> </text:span></text:p>
      <text:list xml:id="list1653208187" text:style-name="L3">
        <text:list-item>
          <text:p text:style-name="P22">Portátil:</text:p>
          <text:list>
            <text:list-item>
              <text:p text:style-name="P23">Arrancar cun USB Live amd64 Kali GNU/Linux </text:p>
            </text:list-item>
            <text:list-item>
              <text:p text:style-name="P24"><text:s/><text:span text:style-name="T112">Conseguir acceso á rede local e a Internet. <text:s/></text:span>Abrir unha consola e executar:</text:p>
              <text:list>
                <text:list-header>
                  <text:p text:style-name="P77">$ <text:span text:style-name="T65">setxkbmap es </text:span><text:span text:style-name="T66">#Configurar teclado en español</text:span></text:p>
                  <text:p text:style-name="P80">$ <text:span text:style-name="T39">sudo su - </text:span><text:span text:style-name="T72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6"><text:span text:style-name="T40"># </text:span><text:span text:style-name="T46">/etc/init.d/avahi-daemon stop</text:span><text:span text:style-name="T78"> #Parar o demo avahi-daemon(control resolución de nomes) para poder configurar de forma manual a configuración de rede e non ter conflicto con este demo.</text:span></text:p>
                              <text:p text:style-name="P86"><text:span text:style-name="T40"># </text:span><text:span text:style-name="T46">/etc/init.d/network-manager stop || pkill NetworkManager </text:span><text:span text:style-name="T7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7"><text:span text:style-name="T40"># ip link </text:span><text:span text:style-name="T41">show eth0</text:span><text:span text:style-name="T73"> #</text:span><text:span text:style-name="T74">Amosar info</text:span><text:span text:style-name="T75">rmación</text:span><text:span text:style-name="T74"> sobre a NIC eth0. </text:span><text:span text:style-name="T77">Identificar </text:span><text:span text:style-name="T78">a</text:span><text:span text:style-name="T76"> MAC Address </text:span><text:span text:style-name="T78">(link/ether)</text:span></text:p>
                              <text:p text:style-name="P133"><text:span text:style-name="T42"># </text:span><text:span text:style-name="T38">dhclient -v eth0</text:span><text:span text:style-name="T71"> #Solicitar configuración de rede para a NIC eth0. </text:span><text:span text:style-name="T79">Como agora temos a MAC Address </text:span><text:span text:style-name="T81">con permisos podemos </text:span><text:span text:style-name="T79">obter a configuración de rede </text:span><text:span text:style-name="T83">para o portátil</text:span><text:span text:style-name="T79">. </text:span></text:p>
                              <text:p text:style-name="P88"><text:span text:style-name="T40"># ip </text:span><text:span text:style-name="T43">addr</text:span><text:span text:style-name="T40"> </text:span><text:span text:style-name="T41">show eth0</text:span><text:span text:style-name="T73"> #</text:span><text:span text:style-name="T74">Amosar info</text:span><text:span text:style-name="T75">rmación</text:span><text:span text:style-name="T74"> sobre a NIC eth0. </text:span><text:span text:style-name="T76">Verificar </text:span><text:span text:style-name="T81">a configuración de rede <text:s/>paa a NIC eth0</text:span></text:p>
                              <text:p text:style-name="P89"><text:span text:style-name="T40"># </text:span><text:span text:style-name="T44">ping -c4 www.google.es</text:span><text:span text:style-name="T73"> #</text:span><text:span text:style-name="T76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83"><text:span text:style-name="T80"><text:s text:c="2"/></text:span><text:span text:style-name="T45"># exit </text:span><text:span text:style-name="T80">#Saír da shell</text:span></text:p>
                  <text:p text:style-name="P84">$</text:p>
                </text:list-header>
              </text:list>
            </text:list-item>
            <text:list-item>
              <text:p text:style-name="P68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70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78">$ <text:span text:style-name="T65">setxkbmap es </text:span><text:span text:style-name="T66">#Configurar teclado en español</text:span></text:p>
                  <text:p text:style-name="P81">$ <text:span text:style-name="T39">sudo su - </text:span><text:span text:style-name="T72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6"><text:span text:style-name="T40"># </text:span><text:span text:style-name="T46">apt update</text:span><text:span text:style-name="T78"> #Actualizar o listado de paquetes dos repositorios (/etc/apt/sources.list, <text:s/>/etc/apt/sources.list.d/) <text:s text:c="120"/></text:span></text:p>
                              <text:p text:style-name="P132"><text:span text:style-name="T32"># </text:span><text:span text:style-name="T33">apt -y install </text:span><text:span text:style-name="T32">isc-dhcp-server</text:span><text:span text:style-name="T33"> </text:span><text:span text:style-name="T26">#Instalar o paquete </text:span><text:span text:style-name="T27">isc-dhcp-server</text:span><text:span text:style-name="T26">, é dicir, instalar o </text:span><text:span text:style-name="T27">servidor DHCP isc-dhcp-server</text:span><text:span text:style-name="T26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62"/>
            </text:list-item>
          </text:list>
        </text:list-item>
        <text:list-item>
          <text:p text:style-name="P25">Conectar no mesmo segmento de rede o portátil e os hosts do alumnado. </text:p>
          <text:list>
            <text:list-item>
              <text:p text:style-name="P73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5">Conectar o switch á regleta. </text:p>
            </text:list-item>
            <text:list-item>
              <text:p text:style-name="P26">Conectar o portátil ao switch.</text:p>
            </text:list-item>
            <text:list-item>
              <text:p text:style-name="P74"><text:span text:style-name="T9">Conectar 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  <text:p text:style-name="P27"/>
            </text:list-item>
          </text:list>
        </text:list-item>
        <text:list-item>
          <text:p text:style-name="P69"><text:span text:style-name="T6">P</text:span><text:span text:style-name="T2">ortátil:</text:span></text:p>
          <text:list>
            <text:list-item>
              <text:p text:style-name="P69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71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134"><text:span text:style-name="T30">$ </text:span><text:span text:style-name="T31">setxkbmap es </text:span><text:span text:style-name="T25">#Configurar teclado en español</text:span></text:p>
                  <text:list>
                    <text:list-item>
                      <text:list>
                        <text:list-header>
                          <text:p text:style-name="P135"><text:span text:style-name="T29">$ </text:span><text:span text:style-name="T34">sudo su - </text:span><text:span text:style-name="T28">#Acceder á consola de root(administrador) a través dos permisos configurados co comando sudo (/etc/sudoers, visudo)</text:span><text:span text:style-name="T34"> </text:span><text:span text:style-name="T26"><text:s/></text:span></text:p>
                          <text:list>
                            <text:list-header>
                              <text:p text:style-name="P90"><text:span text:style-name="T40"># </text:span><text:span text:style-name="T46">/etc/init.d/avahi-daemon stop</text:span><text:span text:style-name="T78"> #Parar o demo avahi-daemon(control resolución de nomes) para poder configurar de forma manual a configuración de rede e non ter conflicto con este demo.</text:span></text:p>
                              <text:p text:style-name="P90"><text:span text:style-name="T40"># </text:span><text:span text:style-name="T46">/etc/init.d/network-manager stop || pkill NetworkManager </text:span><text:span text:style-name="T7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1"><text:span text:style-name="T40"># ip </text:span><text:span text:style-name="T43">addr</text:span><text:span text:style-name="T40"> </text:span><text:span text:style-name="T41">show eth0</text:span><text:span text:style-name="T40"> </text:span><text:span text:style-name="T73">#</text:span><text:span text:style-name="T74">Amosar info</text:span><text:span text:style-name="T75">rmación</text:span><text:span text:style-name="T74"> sobre a NIC eth0. </text:span></text:p>
                              <text:p text:style-name="P90"><text:span text:style-name="T47"># </text:span><text:span text:style-name="T46">ip addr add </text:span><text:span text:style-name="T47">10.10.10.10</text:span><text:span text:style-name="T46">/</text:span><text:span text:style-name="T47">8</text:span><text:span text:style-name="T46"> dev eth0 </text:span><text:span text:style-name="T78">#Configurar a tarxeta de rede eth0, coa IP: </text:span><text:span text:style-name="T84">10.10.10.10</text:span><text:span text:style-name="T78"> e máscara de subrede: 255.</text:span><text:span text:style-name="T84">0</text:span><text:span text:style-name="T78">.</text:span><text:span text:style-name="T84">0</text:span><text:span text:style-name="T78">.0</text:span></text:p>
                              <text:p text:style-name="P91"><text:span text:style-name="T73">#</text:span><text:span text:style-name="T40"> ip </text:span><text:span text:style-name="T43">addr</text:span><text:span text:style-name="T40"> </text:span><text:span text:style-name="T41">show eth0</text:span><text:span text:style-name="T40"> </text:span><text:span text:style-name="T73">#</text:span><text:span text:style-name="T74">Amosar info</text:span><text:span text:style-name="T75">rmación</text:span><text:span text:style-name="T74"> sobre a NIC eth0. </text:span></text:p>
                              <text:p text:style-name="P121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210123322930469" text:continue-numbering="true" text:style-name="L3">
        <text:list-item>
          <text:list>
            <text:list-item>
              <text:list>
                <text:list-item>
                  <text:p text:style-name="P75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7"><text:span text:style-name="T40"># </text:span><text:span text:style-name="T48">sed -i </text:span><text:span text:style-name="T152">‘</text:span><text:span text:style-name="T48">s/INTERFACES</text:span><text:span text:style-name="T53">v4</text:span><text:span text:style-name="T48">=</text:span><text:span text:style-name="T153">””</text:span><text:span text:style-name="T48">/INTERFACES</text:span><text:span text:style-name="T53">v4</text:span><text:span text:style-name="T48">=</text:span><text:span text:style-name="T153">”</text:span><text:span text:style-name="T48">eth0</text:span><text:span text:style-name="T153">”</text:span><text:span text:style-name="T48">/</text:span><text:span text:style-name="T152">‘</text:span><text:span text:style-name="T48"> /etc/default/isc-dhcp-</text:span><text:span text:style-name="T49">server</text:span><text:span text:style-name="T78"> #Cambiar a directiva </text:span><text:span text:style-name="T85">INTERFACES</text:span><text:span text:style-name="T78">. Esta directiva permítenos </text:span><text:span text:style-name="T85">indicar as interfaces de rede que estarán á escoita para o servizo DHCP.</text:span><text:span text:style-name="T78"> <text:s text:c="119"/></text:span></text:p>
                              <text:p text:style-name="P122"><text:span text:style-name="T130"># </text:span><text:span text:style-name="T131">echo -e </text:span><text:span text:style-name="T156">‘</text:span><text:span text:style-name="T131">#Taller-SR-Práctica</text:span><text:span text:style-name="T135">3</text:span></text:p>
                              <text:p text:style-name="P123"><text:span text:style-name="T131">subnet </text:span><text:span text:style-name="T132">10.</text:span><text:span text:style-name="T136">0</text:span><text:span text:style-name="T132">.</text:span><text:span text:style-name="T136">0</text:span><text:span text:style-name="T132">.0</text:span><text:span text:style-name="T131"> netmask 255.</text:span><text:span text:style-name="T132">0</text:span><text:span text:style-name="T131">.</text:span><text:span text:style-name="T132">0</text:span><text:span text:style-name="T131">.0 {</text:span></text:p>
                              <text:p text:style-name="P136"><text:span text:style-name="T131"><text:s text:c="3"/>range </text:span><text:span text:style-name="T132">10.10.10.100 10.10.10.120</text:span><text:span text:style-name="T131">;</text:span></text:p>
                              <text:p text:style-name="P137"><text:span text:style-name="T131"><text:s text:c="3"/>}</text:span><text:span text:style-name="T156">‘</text:span><text:span text:style-name="T131"> &gt;&gt; /</text:span><text:span text:style-name="T133">etc/dhcp/dhcpd.conf </text:span><text:span text:style-name="T101">#Engadir o rango de concesión de IPs da rede 10.0.0.0/8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0"><text:span text:style-name="T130"># </text:span><text:span text:style-name="T131">/</text:span><text:span text:style-name="T134">etc/init.d/isc-dhcp-server start </text:span><text:span text:style-name="T99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0"><text:span text:style-name="T146"># </text:span><text:span text:style-name="T147">/</text:span><text:span text:style-name="T148">etc/init.d/isc-dhcp-server </text:span><text:span text:style-name="T149">status</text:span><text:span text:style-name="T99"> #</text:span><text:span text:style-name="T100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"><draw:frame text:anchor-type="paragraph" draw:z-index="8" draw:name="Forma3_1" draw:style-name="gr1" draw:text-style-name="P156" svg:width="0.477cm" svg:height="0.479cm" svg:x="8.32cm" svg:y="-0.034cm"><draw:text-box><text:p/></draw:text-box></draw:frame>Avisar ao docente para a revisión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Hosts alumnado:</text:p>
          <text:list>
            <text:list-item>
              <text:p text:style-name="P29">Crear unha máquina virtual en cada equipo do alumnado coas seguintes características <text:span text:style-name="T145">(ver escenario)</text:span>:</text:p>
            </text:list-item>
          </text:list>
        </text:list-item>
      </text:list>
      <text:list xml:id="list3974062753" text:style-name="L4">
        <text:list-item>
          <text:list>
            <text:list-item>
              <text:list>
                <text:list-item>
                  <text:p text:style-name="P138">RAM ≥ 2048MB</text:p>
                </text:list-item>
                <text:list-item>
                  <text:p text:style-name="P138">CPU ≥ 2</text:p>
                </text:list-item>
                <text:list-item>
                  <text:p text:style-name="P138">PAE/NX habilitado</text:p>
                </text:list-item>
                <text:list-item>
                  <text:p text:style-name="P138">Rede: Soamente unha tarxeta activada en modo bridge (ponte)</text:p>
                </text:list-item>
                <text:list-item>
                  <text:p text:style-name="P138">ISO: Kali Live amd64</text:p>
                </text:list-item>
                <text:list-item>
                  <text:p text:style-name="P138">Nome: Practica1-Cliente-DHCP</text:p>
                </text:list-item>
              </text:list>
            </text:list-item>
          </text:list>
        </text:list-item>
      </text:list>
      <text:list xml:id="list210122817998357" text:continue-list="list210123322930469" text:style-name="L3">
        <text:list-item>
          <text:list>
            <text:list-item>
              <text:p text:style-name="P30">A<text:span text:style-name="T124">rrancar a máquina virtual.</text:span></text:p>
              <text:list>
                <text:list-header>
                  <text:p text:style-name="P85"/>
                </text:list-header>
              </text:list>
            </text:list-item>
          </text:list>
        </text:list-item>
        <text:list-item>
          <text:p text:style-name="P31">Hosts alumnado:</text:p>
          <text:list>
            <text:list-item>
              <text:p text:style-name="P32">Solicitar a configuración de rede. <text:span text:style-name="T125">Abrir unha consola e executar:</text:span></text:p>
              <text:list>
                <text:list-header>
                  <text:p text:style-name="P79">$ <text:span text:style-name="T65">setxkbmap es </text:span><text:span text:style-name="T66">#Configurar teclado en español</text:span></text:p>
                  <text:p text:style-name="P82">$ <text:span text:style-name="T39">sudo su - </text:span><text:span text:style-name="T72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2"><text:span text:style-name="T40"># </text:span><text:span text:style-name="T46">/etc/init.d/avahi-daemon stop</text:span><text:span text:style-name="T78"> #Parar o demo avahi-daemon(control resolución de nomes) para poder configurar de forma manual a configuración de rede e non ter conflicto con este demo.</text:span></text:p>
                              <text:p text:style-name="P93"><text:span text:style-name="T40"># </text:span><text:span text:style-name="T46">/etc/init.d/network-manager stop || pkill NetworkManager </text:span><text:span text:style-name="T7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4"><text:span text:style-name="T40"># ip </text:span><text:span text:style-name="T43">addr</text:span><text:span text:style-name="T40"> </text:span><text:span text:style-name="T41">show eth0</text:span><text:span text:style-name="T40"> </text:span><text:span text:style-name="T73">#</text:span><text:span text:style-name="T74">Amosar info</text:span><text:span text:style-name="T75">rmación</text:span><text:span text:style-name="T74"> sobre a NIC eth0. </text:span></text:p>
                              <text:p text:style-name="P102"><text:span text:style-name="T42"># </text:span><text:span text:style-name="T38">dhclient -v eth0</text:span><text:span text:style-name="T71"> #Solicitar configuración de rede para a NIC eth0 </text:span><text:span text:style-name="T82">a un servidor DHCP.</text:span></text:p>
                              <text:p text:style-name="P92"><text:span text:style-name="T40"># ip </text:span><text:span text:style-name="T43">addr</text:span><text:span text:style-name="T40"> </text:span><text:span text:style-name="T41">show eth0</text:span><text:span text:style-name="T73"> #</text:span><text:span text:style-name="T74">Amosar info</text:span><text:span text:style-name="T75">rmación</text:span><text:span text:style-name="T74"> sobre a NIC eth0.</text:span></text:p>
                              <text:p text:style-name="P115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0"><draw:frame text:anchor-type="paragraph" draw:z-index="7" draw:name="Forma3_4" draw:style-name="gr1" draw:text-style-name="P156" svg:width="0.477cm" svg:height="0.479cm" svg:x="7.495cm" svg:y="-0.007cm"><draw:text-box><text:p/></draw:text-box></draw:frame><text:span text:style-name="T124">A</text:span>visar ao docente para revisión. <text:s/></text:p>
            </text:list-item>
          </text:list>
        </text:list-item>
      </text:list>
      <text:p text:style-name="P21"/>
      <text:list xml:id="list210122933053738" text:continue-numbering="true" text:style-name="L3">
        <text:list-item>
          <text:p text:style-name="P33">Modificar a configuración do servidor DHCP:</text:p>
          <text:list>
            <text:list-item>
              <text:p text:style-name="P37">Directiva <text:a xlink:type="simple" xlink:href="https://www.fpgenred.es/DHCP/option_domainnameservers.html" text:style-name="Internet_20_link" text:visited-style-name="Visited_20_Internet_20_Link">option domain-name-servers</text:a>: Especificar servidores DNS.</text:p>
              <text:list>
                <text:list-item>
                  <text:p text:style-name="P38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8"><text:span text:style-name="T40"># </text:span><text:span text:style-name="T46">A=$(grep -n </text:span><text:span text:style-name="T50">range</text:span><text:span text:style-name="T46"> /etc/</text:span><text:span text:style-name="T50">dhcp/dhcpd</text:span><text:span text:style-name="T46">.conf | cut -d':' -f1 | xargs | </text:span><text:span text:style-name="T50">\ <text:s text:c="10"/></text:span><text:span text:style-name="T46">awk '{print $NF}') </text:span><text:span text:style-name="T86">#Atopar a liña onde aparece o patrón buscado (</text:span><text:span text:style-name="T87">range</text:span><text:span text:style-name="T86">) no ficheiro </text:span><text:span text:style-name="T87">de configuración </text:span><text:span text:style-name="T86">/etc/</text:span><text:span text:style-name="T87">dhcp/dhcpd.conf </text:span><text:span text:style-name="T86">e gardalo na variable A</text:span></text:p>
                              <text:p text:style-name="P98"><text:span text:style-name="T51"># </text:span><text:span text:style-name="T46">sed -i </text:span><text:span text:style-name="T154">“</text:span><text:span text:style-name="T46">${A}a\</text:span><text:span text:style-name="T50">option domain-name-</text:span><text:span text:style-name="T46">server</text:span><text:span text:style-name="T50">s 1.1.1.1, 8.8.8.8, 8.8.4.4;</text:span><text:span text:style-name="T155">”</text:span><text:span text:style-name="T46"> </text:span><text:span text:style-name="T50">\</text:span><text:span text:style-name="T46"> /etc/</text:span><text:span text:style-name="T50">dhcp/dhcpd.conf</text:span><text:span text:style-name="T46"> </text:span><text:span text:style-name="T78">#</text:span><text:span text:style-name="T87">Engadir a directiva option domain-name-servers dentro do ámbito subnet, logo da directiva range, no arquivo de configuración /etc/dhcp/dhcpd.conf</text:span></text:p>
                              <text:p text:style-name="P105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89">#</text:span><text:span text:style-name="T90">Reniciar</text:span><text:span text:style-name="T89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210123173130747" text:continue-numbering="true" text:style-name="L3">
        <text:list-item>
          <text:list>
            <text:list-item>
              <text:list>
                <text:list-item>
                  <text:p text:style-name="P76">Hosts alumnado: Executar nunha consola,</text:p>
                  <text:p text:style-name="P43"><text:span text:style-name="T166"># </text:span><text:span text:style-name="T168">cat /etc/resolv.conf</text:span><text:span text:style-name="T179"> #</text:span><text:span text:style-name="T180">Ver o contido do ficheiro /etc/resolv.conf, o cal contén a configuración os servidores DNS a empregar para a resolución de nomes.</text:span></text:p>
                  <text:p text:style-name="P43"><text:span text:style-name="T166"># </text:span><text:span text:style-name="T169">dhclient -v eth0 </text:span><text:span text:style-name="T181">#Solicitar configuración de rede para a NIC eth0 </text:span><text:span text:style-name="T179">a un servidor DHCP.</text:span></text:p>
                  <text:p text:style-name="P65"><text:span text:style-name="T42"># </text:span><text:span text:style-name="T52">cat /etc/resolv.conf</text:span><text:span text:style-name="T82"> #</text:span><text:span text:style-name="T88">Ver o contido do ficheiro /etc/resolv.conf, o cal contén a configuración os servidores DNS a empregar para a resolución de nomes.</text:span></text:p>
                </text:list-item>
                <text:list-item>
                  <text:p text:style-name="P49">Cal é o contido <text:s/>final do arquivo<text:span text:style-name="T170"> /etc/resolv.conf</text:span>? <text:span text:style-name="T210">Que indican as últimas 3 liñas do arquivo?</text:span></text:p>
                </text:list-item>
              </text:list>
            </text:list-item>
            <text:list-item>
              <text:p text:style-name="P50"><text:span text:style-name="T188">Directiva </text:span><text:a xlink:type="simple" xlink:href="https://www.fpgenred.es/DHCP/option_routers.html" text:style-name="Internet_20_link" text:visited-style-name="Visited_20_Internet_20_Link"><text:span text:style-name="T189">option routers</text:span></text:a><text:span text:style-name="T188">: Especificar a porta de enlace (gateway).</text:span></text:p>
              <text:list>
                <text:list-item>
                  <text:p text:style-name="P39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9"><text:span text:style-name="T40"># </text:span><text:span text:style-name="T58">A</text:span><text:span text:style-name="T46">=$(grep -n </text:span><text:span text:style-name="T58">domain-name-servers</text:span><text:span text:style-name="T46"> /etc/</text:span><text:span text:style-name="T50">dhcp/dhcpd</text:span><text:span text:style-name="T46">.conf | cut -d':' -f1 | xargs |</text:span><text:span text:style-name="T50">\ <text:s text:c="10"/></text:span><text:span text:style-name="T46">awk '{print $NF}') </text:span><text:span text:style-name="T86">#Atopar a liña onde aparece o patrón buscado (</text:span><text:span text:style-name="T91">domain-name-servers</text:span><text:span text:style-name="T86">) no ficheiro </text:span><text:span text:style-name="T87">de configuración </text:span><text:span text:style-name="T86">/etc/</text:span><text:span text:style-name="T87">dhcp/dhcpd.conf </text:span><text:span text:style-name="T86">e gardalo na variable A</text:span></text:p>
                              <text:p text:style-name="P99"><text:span text:style-name="T51"># </text:span><text:span text:style-name="T46">sed -i </text:span><text:span text:style-name="T154">“</text:span><text:span text:style-name="T46">${A}a\</text:span><text:span text:style-name="T50">option </text:span><text:span text:style-name="T59">routers</text:span><text:span text:style-name="T50"> 1</text:span><text:span text:style-name="T59">0.1.1.1</text:span><text:span text:style-name="T50">;</text:span><text:span text:style-name="T155">”</text:span><text:span text:style-name="T46"> /etc/</text:span><text:span text:style-name="T50">dhcp/dhcpd.conf</text:span><text:span text:style-name="T46"> </text:span><text:span text:style-name="T78">#</text:span><text:span text:style-name="T87">Engadir a directiva option </text:span><text:span text:style-name="T92">routers</text:span><text:span text:style-name="T87"> dentro do ámbito subnet, logo da directiva </text:span><text:span text:style-name="T92">domain-name-servers</text:span><text:span text:style-name="T87">, no arquivo de configuración /etc/dhcp/dhcpd.conf</text:span></text:p>
                              <text:p text:style-name="P106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89">#</text:span><text:span text:style-name="T90">Reniciar</text:span><text:span text:style-name="T89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4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3"><text:span text:style-name="T42"># </text:span><text:span text:style-name="T60">ip route </text:span><text:span text:style-name="T82">#</text:span><text:span text:style-name="T88">Ver </text:span><text:span text:style-name="T93">a táboa de rutas do sistema.</text:span></text:p>
                              <text:p text:style-name="P103"><text:span text:style-name="T42"># </text:span><text:span text:style-name="T51">dhclient -v eth0 </text:span><text:span text:style-name="T86">#Solicitar configuración de rede para a NIC eth0 </text:span><text:span text:style-name="T82">a un servidor DHCP.</text:span></text:p>
                              <text:p text:style-name="P103"><text:span text:style-name="T42"># </text:span><text:span text:style-name="T60">ip route</text:span><text:span text:style-name="T93"> </text:span><text:span text:style-name="T82">#</text:span><text:span text:style-name="T88">Ver </text:span><text:span text:style-name="T93">a táboa de rutas do sistema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Cal é a saída do último comando <text:span text:style-name="T170">ip route</text:span>? Que indica a primeira liña?</text:p>
                </text:list-item>
              </text:list>
            </text:list-item>
            <text:list-item>
              <text:p text:style-name="P34"><text:span text:style-name="T190">Directiva</text:span><text:span text:style-name="T191">s</text:span><text:span text:style-name="T190"> </text:span><text:a xlink:type="simple" xlink:href="https://www.fpgenred.es/DHCP/host.html" text:style-name="Internet_20_link" text:visited-style-name="Visited_20_Internet_20_Link"><text:span text:style-name="T190">host</text:span></text:a><text:span text:style-name="T190">, </text:span><text:a xlink:type="simple" xlink:href="https://www.fpgenred.es/DHCP/hardware.html" text:style-name="Internet_20_link" text:visited-style-name="Visited_20_Internet_20_Link"><text:span text:style-name="T191">hardware</text:span></text:a><text:span text:style-name="T191"> e </text:span><text:a xlink:type="simple" xlink:href="https://www.fpgenred.es/DHCP/fixedaddress.html" text:style-name="Internet_20_link" text:visited-style-name="Visited_20_Internet_20_Link"><text:span text:style-name="T191">fixed-address</text:span></text:a><text:span text:style-name="T190">: Especificar configuración </text:span><text:span text:style-name="T191">estática </text:span><text:span text:style-name="T190">de rede para un determinado host </text:span><text:span text:style-name="T191">según a súa dirección MAC.</text:span></text:p>
              <text:list>
                <text:list-item>
                  <text:p text:style-name="P40">Portátil: Executar nunha consola. <text:span text:style-name="T195">NOTA: Cambiar na seguinte configuración as MAC Address polas dos vosos hosts. </text:span><text:span text:style-name="T196">Por exemplo, cambiar 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4"><text:span text:style-name="T130"># </text:span><text:span text:style-name="T131">echo -e </text:span><text:span text:style-name="T156">‘</text:span><text:span text:style-name="T138">host E</text:span><text:span text:style-name="T137">quipoA-Practicas-Taller-SR {</text:span></text:p>
                              <text:p text:style-name="P116">hardware <text:span text:style-name="T193">ethernet </text:span><text:span text:style-name="T192">01:02:03:04:05:06; </text:span><text:span text:style-name="T67">#Dirección MAC do host </text:span><text:span text:style-name="T68">EquipoA-Practicas-Taller-SR</text:span></text:p>
                              <text:p text:style-name="P110"><text:span text:style-name="T38">fixed-address 10.10.10.222; </text:span><text:span text:style-name="T96">#Indicar a dirección IP estática a conceder</text:span></text:p>
                              <text:p text:style-name="P113"><text:span text:style-name="T38">}</text:span><text:span text:style-name="T155">’ &gt;&gt; </text:span><text:span text:style-name="T46">/etc/</text:span><text:span text:style-name="T50">dhcp/dhcpd.conf</text:span><text:span text:style-name="T46"> </text:span><text:span text:style-name="T78">#</text:span><text:span text:style-name="T87">Engadir </text:span><text:span text:style-name="T71">o bloque host coa súa correspondente configuración </text:span><text:span text:style-name="T94">ao final d</text:span><text:span text:style-name="T95">o</text:span><text:span text:style-name="T87"> arquivo de configuración /etc/dhcp/dhcpd.conf</text:span></text:p>
                              <text:p text:style-name="P125"><text:span text:style-name="T130"># </text:span><text:span text:style-name="T131">echo -e </text:span><text:span text:style-name="T156">‘</text:span><text:span text:style-name="T138">host E</text:span><text:span text:style-name="T137">quipo</text:span><text:span text:style-name="T139">B</text:span><text:span text:style-name="T137">-Practicas-Taller-SR {</text:span></text:p>
                              <text:p text:style-name="P117">hardware <text:span text:style-name="T193">ethernet </text:span><text:span text:style-name="T192">0</text:span><text:span text:style-name="T194">7</text:span><text:span text:style-name="T192">:0</text:span><text:span text:style-name="T194">8</text:span><text:span text:style-name="T192">:0</text:span><text:span text:style-name="T194">9</text:span><text:span text:style-name="T192">:</text:span><text:span text:style-name="T194">0A</text:span><text:span text:style-name="T192">:0</text:span><text:span text:style-name="T194">B</text:span><text:span text:style-name="T192">:0</text:span><text:span text:style-name="T194">C</text:span><text:span text:style-name="T192">; </text:span><text:span text:style-name="T67">#Dirección MAC do host </text:span><text:span text:style-name="T68">Equipo</text:span><text:span text:style-name="T69">B</text:span><text:span text:style-name="T68">-Practicas-Taller-SR</text:span></text:p>
                              <text:p text:style-name="P111"><text:span text:style-name="T38">fixed-address 10.10.10.22</text:span><text:span text:style-name="T61">3</text:span><text:span text:style-name="T38">; </text:span><text:span text:style-name="T96">#Indicar a dirección IP estática a conceder</text:span></text:p>
                              <text:p text:style-name="P114"><text:span text:style-name="T182">}’ &gt;&gt; </text:span><text:span text:style-name="T183">/etc/</text:span><text:span text:style-name="T182">dhcp/dhcpd.conf</text:span><text:span text:style-name="T78"> #</text:span><text:span text:style-name="T87">Engadir o bloque host coa súa correspondente configuración </text:span><text:span text:style-name="T94">ao final d</text:span><text:span text:style-name="T95">o</text:span><text:span text:style-name="T87"> arquivo de configuración /etc/dhcp/dhcpd.conf</text:span></text:p>
                              <text:p text:style-name="P107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89">#</text:span><text:span text:style-name="T90">Reniciar</text:span><text:span text:style-name="T89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5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5"><text:span text:style-name="T40"># ip </text:span><text:span text:style-name="T43">addr</text:span><text:span text:style-name="T40"> </text:span><text:span text:style-name="T41">show eth0</text:span><text:span text:style-name="T40"> </text:span><text:span text:style-name="T73">#</text:span><text:span text:style-name="T74">Amosar info</text:span><text:span text:style-name="T75">rmación</text:span><text:span text:style-name="T74"> sobre a NIC eth0. </text:span></text:p>
                              <text:p text:style-name="P104"><text:span text:style-name="T42"># </text:span><text:span text:style-name="T38">dhclient -v eth0</text:span><text:span text:style-name="T71"> #Solicitar configuración de rede para a NIC eth0 </text:span><text:span text:style-name="T82">a un servidor DHCP.</text:span></text:p>
                              <text:p text:style-name="P95"><text:span text:style-name="T40"># ip </text:span><text:span text:style-name="T43">addr</text:span><text:span text:style-name="T40"> </text:span><text:span text:style-name="T41">show eth0</text:span><text:span text:style-name="T40"> </text:span><text:span text:style-name="T73">#</text:span><text:span text:style-name="T74">Amosar info</text:span><text:span text:style-name="T75">rmación</text:span><text:span text:style-name="T74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<text:span text:style-name="T190">Directiva</text:span><text:span text:style-name="T191">s</text:span><text:span text:style-name="T190"> </text:span><text:a xlink:type="simple" xlink:href="https://www.fpgenred.es/DHCP/host.html" text:style-name="Internet_20_link" text:visited-style-name="Visited_20_Internet_20_Link"><text:span text:style-name="T190">host</text:span></text:a><text:span text:style-name="T190">, </text:span><text:a xlink:type="simple" xlink:href="https://www.fpgenred.es/DHCP/defaultleasetime.html" text:style-name="Internet_20_link" text:visited-style-name="Visited_20_Internet_20_Link"><text:span text:style-name="T202">default-lease-time</text:span></text:a><text:span text:style-name="T202">, </text:span><text:a xlink:type="simple" xlink:href="https://www.fpgenred.es/DHCP/maxleasetime.html" text:style-name="Internet_20_link" text:visited-style-name="Visited_20_Internet_20_Link"><text:span text:style-name="T202">max-lease-time</text:span></text:a><text:span text:style-name="T190">: Especificar </text:span><text:span text:style-name="T202">marcando os tempos de concesión a </text:span><text:span text:style-name="T190">configuración </text:span><text:span text:style-name="T191">estática </text:span><text:span text:style-name="T190">de rede para un determinado host </text:span><text:span text:style-name="T191">según a súa dirección MAC.</text:span></text:p>
              <text:list>
                <text:list-item>
                  <text:p text:style-name="P41">Portátil: Executar nunha consola. <text:span text:style-name="T195">NOTA: Cambiar na seguinte configuración as MAC Address polas dos vosos hosts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6"><text:span text:style-name="T130"># </text:span><text:span text:style-name="T140">A=$(wc -l /etc/dhcp/dhcpd.conf | awk '{print $1}') </text:span><text:span text:style-name="T102">#Atopar a ú</text:span><text:span text:style-name="T104">ltima </text:span><text:span text:style-name="T102">liña </text:span><text:span text:style-name="T104">d</text:span><text:span text:style-name="T102">o ficheiro </text:span><text:span text:style-name="T103">de configuración </text:span><text:span text:style-name="T102">/etc/</text:span><text:span text:style-name="T103">dhcp/dhcpd.conf </text:span><text:span text:style-name="T102">e gardalo </text:span><text:span text:style-name="T104">número de liña </text:span><text:span text:style-name="T102">na variable A</text:span></text:p>
                              <text:p text:style-name="P127"><text:span text:style-name="T140"># sed -i </text:span><text:span text:style-name="T157">“</text:span><text:span text:style-name="T141">${A}</text:span><text:span text:style-name="T140">s/}/default-lease-time 30;</text:span><text:span text:style-name="T143">\n</text:span><text:span text:style-name="T140">max-lease-time 60;</text:span><text:span text:style-name="T143">\n</text:span><text:span text:style-name="T144">}</text:span><text:span text:style-name="T140">/</text:span><text:span text:style-name="T158">”</text:span><text:span text:style-name="T141"> /etc/</text:span><text:span text:style-name="T142">dhcp/dhcpd.conf</text:span><text:span text:style-name="T105"> </text:span><text:span text:style-name="T140"><text:s/></text:span><text:span text:style-name="T104">#</text:span><text:span text:style-name="T107">Engadir na sección host do equipo B o t</text:span><text:span text:style-name="T104">empo por defecto de concesión </text:span><text:span text:style-name="T106">da </text:span><text:span text:style-name="T104">configuración: </text:span><text:span text:style-name="T106">30s </text:span><text:span text:style-name="T107">e o t</text:span><text:span text:style-name="T104">empo máximo de concesión da configuración: </text:span><text:span text:style-name="T106">60s</text:span></text:p>
                              <text:p text:style-name="P108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89">#</text:span><text:span text:style-name="T90">Reniciar</text:span><text:span text:style-name="T89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Hosts alumnado: </text:p>
                  <text:list>
                    <text:list-item>
                      <text:p text:style-name="P46">Executar nunha consola,</text:p>
                      <text:p text:style-name="P47"><text:span text:style-name="T163"># ip </text:span><text:span text:style-name="T165">addr</text:span><text:span text:style-name="T163"> </text:span><text:span text:style-name="T164">show eth0</text:span><text:span text:style-name="T163"> </text:span><text:span text:style-name="T175">#</text:span><text:span text:style-name="T176">Amosar info</text:span><text:span text:style-name="T177">rmación</text:span><text:span text:style-name="T176"> sobre a NIC eth0. </text:span></text:p>
                      <text:p text:style-name="P66"><text:span text:style-name="T42"># </text:span><text:span text:style-name="T51">dhclient -v eth0 </text:span><text:span text:style-name="T86">#Solicitar configuración de rede para a NIC eth0 </text:span><text:span text:style-name="T82">a un servidor DHCP.</text:span></text:p>
                    </text:list-item>
                    <text:list-item>
                      <text:p text:style-name="P52">Antes de 30s executar <text:span text:style-name="T204">o seguinte comando </text:span>na consola anterior:</text:p>
                      <text:p text:style-name="P52"><text:span text:style-name="T163"># ip </text:span><text:span text:style-name="T165">addr</text:span><text:span text:style-name="T163"> </text:span><text:span text:style-name="T164">show eth0</text:span><text:span text:style-name="T163"> </text:span><text:span text:style-name="T175">#</text:span><text:span text:style-name="T176">Amosar info</text:span><text:span text:style-name="T177">rmación</text:span><text:span text:style-name="T176"> sobre a NIC eth0. </text:span></text:p>
                    </text:list-item>
                    <text:list-item>
                      <text:p text:style-name="P53"><text:soft-page-break/><text:s/><text:span text:style-name="T204">Executar de novo:</text:span></text:p>
                      <text:p text:style-name="P67"><text:span text:style-name="T42"># </text:span><text:span text:style-name="T51">dhclient -v eth0 </text:span><text:span text:style-name="T86">#Solicitar configuración de rede para a NIC eth0 </text:span><text:span text:style-name="T82">a un servidor DHCP.</text:span></text:p>
                    </text:list-item>
                    <text:list-item>
                      <text:p text:style-name="P53"><text:s/><text:span text:style-name="T204">Esperar 120s e executar:</text:span></text:p>
                      <text:p text:style-name="P67"><text:span text:style-name="T40"># ip </text:span><text:span text:style-name="T43">addr</text:span><text:span text:style-name="T40"> </text:span><text:span text:style-name="T41">show eth0</text:span><text:span text:style-name="T40"> </text:span><text:span text:style-name="T73">#</text:span><text:span text:style-name="T74">Amosar info</text:span><text:span text:style-name="T75">rmación</text:span><text:span text:style-name="T74"> sobre a NIC eth0.</text:span></text:p>
                    </text:list-item>
                    <text:list-item>
                      <text:p text:style-name="P53"><text:s/><text:span text:style-name="T205">Existe algunha diferencia tras a execución no host B comparada co resto dos hosts (A e C). Notades algunha</text:span><text:span text:style-name="T204"> diferencia </text:span><text:span text:style-name="T205">tras a execución </text:span><text:span text:style-name="T204">entre os puntos anteriores (2) e (4)?</text:span><text:span text:style-name="T179"> <text:s text:c="2"/></text:span><text:span text:style-name="T176"><text:s/></text:span></text:p>
                    </text:list-item>
                  </text:list>
                </text:list-item>
              </text:list>
            </text:list-item>
            <text:list-item>
              <text:p text:style-name="P55"><draw:frame text:anchor-type="paragraph" draw:z-index="9" draw:name="Forma3_0" draw:style-name="gr1" draw:text-style-name="P156" svg:width="0.477cm" svg:height="0.479cm" svg:x="7.495cm" svg:y="-0.049cm"><draw:text-box><text:p/></draw:text-box></draw:frame><draw:frame text:anchor-type="paragraph" draw:z-index="11" draw:name="Forma3_3" draw:style-name="gr1" draw:text-style-name="P156" svg:width="0.477cm" svg:height="0.479cm" svg:x="8.818cm" svg:y="11.381cm"><draw:text-box><text:p/></draw:text-box></draw:frame><text:span text:style-name="T124">A</text:span><text:span text:style-name="T123">visar ao docente para revisión.</text:span> </text:p>
            </text:list-item>
            <text:list-item>
              <text:p text:style-name="P36"><text:span text:style-name="T206">Declaración ámbito</text:span><text:span text:style-name="T190"> </text:span><text:a xlink:type="simple" xlink:href="https://www.fpgenred.es/DHCP/host.html" text:style-name="Internet_20_link" text:visited-style-name="Visited_20_Internet_20_Link"><text:span text:style-name="T190">host</text:span></text:a><text:span text:style-name="T190">: Especificar </text:span><text:span text:style-name="T206">unha </text:span><text:span text:style-name="T190">configuración </text:span><text:span text:style-name="T191">estática </text:span><text:span text:style-name="T190">de rede para un determinado host</text:span><text:span text:style-name="T191">.</text:span></text:p>
              <text:list>
                <text:list-item>
                  <text:p text:style-name="P42">Portátil: Executar nunha consola. <text:span text:style-name="T195">NOTA: Cambiar na seguinte configuración a MAC Address <text:s/></text:span><text:span text:style-name="T196">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8"><text:span text:style-name="T130"># </text:span><text:span text:style-name="T131">echo -e </text:span><text:span text:style-name="T156">‘</text:span><text:span text:style-name="T138">host E</text:span><text:span text:style-name="T137">quipoA-Practicas-Taller-SR {</text:span></text:p>
                              <text:p text:style-name="P118">hardware <text:span text:style-name="T193">ethernet </text:span><text:span text:style-name="T192">01:02:03:04:05:06; </text:span><text:span text:style-name="T67">#Dirección MAC do host </text:span><text:span text:style-name="T68">EquipoA-Practicas-Taller-SR</text:span></text:p>
                              <text:p text:style-name="P112"><text:span text:style-name="T38">fixed-address 10.10.10.222; </text:span><text:span text:style-name="T96">#Indicar a dirección IP estática a conceder</text:span></text:p>
                              <text:p text:style-name="P100"><text:span text:style-name="T50">option domain-name-</text:span><text:span text:style-name="T46">server</text:span><text:span text:style-name="T50">s 1.1.1.1, 8.8.</text:span><text:span text:style-name="T62">4.4</text:span><text:span text:style-name="T50">;</text:span><text:span text:style-name="T87"> </text:span><text:span text:style-name="T97">#Indicar servidores DNS</text:span></text:p>
                              <text:p text:style-name="P101"><text:span text:style-name="T50">option </text:span><text:span text:style-name="T59">routers</text:span><text:span text:style-name="T50"> 1</text:span><text:span text:style-name="T59">0.</text:span><text:span text:style-name="T63">220</text:span><text:span text:style-name="T59">.</text:span><text:span text:style-name="T63">220</text:span><text:span text:style-name="T59">.1</text:span><text:span text:style-name="T50">;</text:span><text:span text:style-name="T87"> </text:span><text:span text:style-name="T98">#Indicar a porta de enlace(gateway)</text:span></text:p>
                              <text:p text:style-name="P129"><text:span text:style-name="T140">default-lease-time 30; </text:span><text:span text:style-name="T111">#Indicar 30s o tempo por defecto de concesión;</text:span></text:p>
                              <text:p text:style-name="P119"><text:span text:style-name="T207">max-lease-time 60; </text:span><text:span text:style-name="T70">#Indica 60s o tempo máximo de concesión;</text:span></text:p>
                              <text:p text:style-name="P128"><text:span text:style-name="T137">}</text:span><text:span text:style-name="T158">’ &gt;&gt; </text:span><text:span text:style-name="T141">/etc/</text:span><text:span text:style-name="T142">dhcp/dhcpd.conf</text:span><text:span text:style-name="T141"> </text:span><text:span text:style-name="T105">#</text:span><text:span text:style-name="T103">Engadir </text:span><text:span text:style-name="T110">o bloque host coa súa correspondente configuración </text:span><text:span text:style-name="T108">ao final d</text:span><text:span text:style-name="T109">o</text:span><text:span text:style-name="T103"> arquivo de configuración /etc/dhcp/dhcpd.conf</text:span></text:p>
                              <text:p text:style-name="P109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89">#</text:span><text:span text:style-name="T90">Reniciar</text:span><text:span text:style-name="T89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Hosts<text:span text:style-name="T208"> </text:span>alumnado: </text:p>
                  <text:list>
                    <text:list-item>
                      <text:p text:style-name="P48"><text:s/>Executar nunha consola,</text:p>
                      <text:p text:style-name="P48"><text:span text:style-name="T163"># ip </text:span><text:span text:style-name="T165">addr</text:span><text:span text:style-name="T163"> </text:span><text:span text:style-name="T164">show eth0</text:span><text:span text:style-name="T163"> </text:span><text:span text:style-name="T175">#</text:span><text:span text:style-name="T176">Amosar info</text:span><text:span text:style-name="T177">rmación</text:span><text:span text:style-name="T176"> sobre a NIC eth0. </text:span></text:p>
                      <text:p text:style-name="P48"><text:span text:style-name="T166"># </text:span><text:span text:style-name="T167">dhclient -v eth0</text:span><text:span text:style-name="T178"> #Solicitar configuración de rede para a NIC eth0 </text:span><text:span text:style-name="T179">a un servidor DHCP.</text:span></text:p>
                      <text:p text:style-name="P48"><text:span text:style-name="T163"># ip </text:span><text:span text:style-name="T165">addr</text:span><text:span text:style-name="T163"> </text:span><text:span text:style-name="T164">show eth0</text:span><text:span text:style-name="T163"> </text:span><text:span text:style-name="T175">#</text:span><text:span text:style-name="T176">Amosar info</text:span><text:span text:style-name="T177">rmación</text:span><text:span text:style-name="T176"> sobre a NIC eth0.</text:span></text:p>
                    </text:list-item>
                    <text:list-item>
                      <text:p text:style-name="P54"><text:s/><text:span text:style-name="T205">Existe algunha diferencia tras a execución <text:s/></text:span><text:span text:style-name="T209">do punto (1) </text:span><text:span text:style-name="T205">no host </text:span><text:span text:style-name="T209">A</text:span><text:span text:style-name="T205"> comparada co resto dos hosts (</text:span><text:span text:style-name="T209">B</text:span><text:span text:style-name="T205"> e C)? </text:span><text:span text:style-name="T209">Razoa a resposta.</text:span></text:p>
                    </text:list-item>
                    <text:list-item>
                      <text:p text:style-name="P56">Avisar ao docente para revisión.</text:p>
                    </text:list-item>
                  </text:list>
                </text:list-item>
              </text:list>
              <text:p text:style-name="P63"/>
            </text:list-item>
          </text:list>
        </text:list-item>
        <text:list-item>
          <text:p text:style-name="P57">Contesta e razoa brevemente:</text:p>
          <text:list>
            <text:list-item>
              <text:p text:style-name="P58"><text:span text:style-name="T198">Elimina a</text:span><text:span text:style-name="T203">s</text:span><text:span text:style-name="T198"> sección</text:span><text:span text:style-name="T203">s</text:span><text:span text:style-name="T198"> host do arquivo de configuración </text:span><text:span text:style-name="T171">/etc/dhcp/dhcpd.conf</text:span><text:span text:style-name="T198"> <text:s/></text:span><text:span text:style-name="T199">e reinicia o servizo. Realiza de novo o</text:span><text:span text:style-name="T197"> apartado (6.c) </text:span><text:span text:style-name="T200">pero sen </text:span><text:span text:style-name="T197">cambia</text:span><text:span text:style-name="T200">r</text:span><text:span text:style-name="T197"> as MAC Address pola dos vosos hosts. </text:span><text:span text:style-name="T200">Que</text:span><text:span text:style-name="T197"> acontece? Sodes quen de recibir a configuración de rede declarada na sección host? Razoa a resposta.</text:span></text:p>
            </text:list-item>
            <text:list-item>
              <text:p text:style-name="P59"><text:span text:style-name="T198">Elimina a</text:span><text:span text:style-name="T203">s</text:span><text:span text:style-name="T198"> sección</text:span><text:span text:style-name="T203">s</text:span><text:span text:style-name="T198"> host do arquivo de configuración </text:span><text:span text:style-name="T171">/etc/dhcp/dhcpd.conf</text:span><text:span text:style-name="T198"> <text:s/></text:span><text:span text:style-name="T199">e reinicia o servizo. Realiza de novo o</text:span><text:span text:style-name="T197"> apartado (6.c), </text:span><text:span text:style-name="T201">cambiando </text:span><text:span text:style-name="T197">as MAC Address pola dos vosos hosts </text:span><text:span text:style-name="T201">pero sen escribir a directiva </text:span><text:span text:style-name="T172">hardware</text:span><text:span text:style-name="T197">. </text:span><text:span text:style-name="T200">Que</text:span><text:span text:style-name="T197"> acontece? Sodes quen de recibir a configuración de rede declarada na sección host? </text:span><text:span text:style-name="T211">Recibides outra configuración? Recibides a configuración declarada na sección </text:span><text:span text:style-name="T174">subnet</text:span><text:span text:style-name="T211">?</text:span></text:p>
            </text:list-item>
            <text:list-item>
              <text:p text:style-name="P60"><text:span text:style-name="T198">Elimina a</text:span><text:span text:style-name="T203">s</text:span><text:span text:style-name="T198"> sección</text:span><text:span text:style-name="T203">s</text:span><text:span text:style-name="T198"> host do arquivo de configuración </text:span><text:span text:style-name="T171">/etc/dhcp/dhcpd.conf</text:span><text:span text:style-name="T198"> <text:s/></text:span><text:span text:style-name="T199">e reinicia o servizo. Realiza de novo o</text:span><text:span text:style-name="T197"> apartado (6.c), </text:span><text:span text:style-name="T201">cambiando </text:span><text:span text:style-name="T197">as MAC Address pola dos vosos hosts </text:span><text:span text:style-name="T201">pero sen escribir a directiva </text:span><text:span text:style-name="T173">fixed-address</text:span><text:span text:style-name="T197">. </text:span><text:span text:style-name="T200">Que</text:span><text:span text:style-name="T197"> acontece? Sodes quen de recibir </text:span><text:span text:style-name="T212">unha IP </text:span><text:span text:style-name="T197">declarada na sección host </text:span><text:span text:style-name="T212">ou recibides unha IP declarada na sección </text:span><text:span text:style-name="T174">subnet</text:span><text:span text:style-name="T211">?</text:span></text:p>
            </text:list-item>
            <text:list-item>
              <text:p text:style-name="P61"><draw:frame text:anchor-type="paragraph" draw:z-index="10" draw:name="Forma3_2" draw:style-name="gr1" draw:text-style-name="P156" svg:width="0.477cm" svg:height="0.479cm" svg:x="11.464cm" svg:y="0.012cm"><draw:text-box><text:p/></draw:text-box></draw:frame><text:span text:style-name="T114">A</text:span><text:span text:style-name="T113">visar ao docente para a entrega e revisión da práctica. </text:span></text:p>
              <text:p text:style-name="P64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5</text:page-number><text:s/>de <text:page-count>5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5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9-20T21:01:20.573995417</meta:creation-date>
    <meta:editing-duration>PT15S</meta:editing-duration>
    <meta:generator>LibreOffice/7.0.4.2$Linux_X86_64 LibreOffice_project/00$Build-2</meta:generator>
    <dc:subject>Práctica 3</dc:subject>
    <dc:title>Taller - SR</dc:title>
    <dc:date>2022-09-20T21:01:22.229552424</dc:date>
    <meta:document-statistic meta:table-count="2" meta:image-count="3" meta:object-count="0" meta:page-count="5" meta:paragraph-count="176" meta:word-count="2114" meta:character-count="14381" meta:non-whitespace-character-count="120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